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14.203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4.105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lementCompareTo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lementCompareTo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lementCompareTo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lementCompareTo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lementCompareTo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return x <text:s/>→ <text:s/>return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22:22:15.766049432</dc:date>
    <meta:editing-duration>PT43S</meta:editing-duration>
    <meta:editing-cycles>1</meta:editing-cycles>
    <meta:document-statistic meta:table-count="1" meta:cell-count="48" meta:object-count="0"/>
    <meta:generator>LibreOffice/24.2.7.2$Linux_X86_64 LibreOffice_project/420$Build-2</meta:generator>
  </office:meta>
</office:document-meta>
</file>